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color="#ff3366"/>
    </style:style>
  </office:automatic-styles>
  <office:body>
    <office:text>
      <text:p text:style-name="P1">
     this is an example of specifying the foreground color of the tex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